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23600002305000012CD3628FC8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list-style-name="L4">
      <style:graphic-properties draw:fill-color="#ffffff" draw:auto-grow-height="true" fo:min-height="3.506cm"/>
    </style:style>
    <style:style style:name="pr2" style:family="presentation" style:parent-style-name="lyt-organic-subtitle">
      <style:graphic-properties draw:fill-color="#ffffff" fo:min-height="13.231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4">
      <style:graphic-properties draw:fill-color="#ffffff" draw:auto-grow-height="true" fo:min-height="3.506cm"/>
    </style:style>
    <style:style style:name="pr5" style:family="presentation" style:parent-style-name="lyt-organic-outline1">
      <style:graphic-properties draw:fill-color="#ffffff" fo:min-height="13.231cm"/>
    </style:style>
    <style:style style:name="pr6" style:family="presentation" style:parent-style-name="lyt-organic-title" style:list-style-name="L4">
      <style:graphic-properties draw:fill-color="#ffffff" draw:auto-grow-height="true" fo:min-height="3.506cm"/>
    </style:style>
    <style:style style:name="pr7" style:family="presentation" style:parent-style-name="lyt-organic-title" style:list-style-name="L4">
      <style:graphic-properties draw:fill-color="#ffffff" draw:auto-grow-height="true" fo:min-height="3.506cm"/>
    </style:style>
    <style:style style:name="pr8" style:family="presentation" style:parent-style-name="lyt-organic-title">
      <style:graphic-properties fo:min-height="3.506cm"/>
    </style:style>
    <style:style style:name="pr9" style:family="presentation" style:parent-style-name="lyt-organic-title" style:list-style-name="L4">
      <style:graphic-properties draw:fill-color="#ffffff" draw:auto-grow-height="true" fo:min-height="3.506cm"/>
    </style:style>
    <style:style style:name="pr10" style:family="presentation" style:parent-style-name="lyt-organic-title" style:list-style-name="L4">
      <style:graphic-properties draw:fill-color="#ffffff" draw:auto-grow-height="true" fo:min-height="3.506cm"/>
    </style:style>
    <style:style style:name="pr11" style:family="presentation" style:parent-style-name="lyt-organic-title" style:list-style-name="L4">
      <style:graphic-properties draw:fill-color="#ffffff" draw:auto-grow-height="true" fo:min-height="3.506cm"/>
    </style:style>
    <style:style style:name="pr12" style:family="presentation" style:parent-style-name="lyt-organic-title" style:list-style-name="L4">
      <style:graphic-properties draw:fill-color="#ffffff" draw:auto-grow-height="true" fo:min-height="3.506cm"/>
    </style:style>
    <style:style style:name="pr13" style:family="presentation" style:parent-style-name="lyt-organic-title" style:list-style-name="L4">
      <style:graphic-properties draw:fill-color="#ffffff" draw:auto-grow-height="true" fo:min-height="3.506cm"/>
    </style:style>
    <style:style style:name="pr14" style:family="presentation" style:parent-style-name="lyt-organic-title" style:list-style-name="L4">
      <style:graphic-properties draw:fill-color="#ffffff" draw:auto-grow-height="true" fo:min-height="3.506cm"/>
    </style:style>
    <style:style style:name="pr15" style:family="presentation" style:parent-style-name="lyt-organic-title" style:list-style-name="L4">
      <style:graphic-properties draw:fill-color="#ffffff" draw:auto-grow-height="true" fo:min-height="3.506cm"/>
    </style:style>
    <style:style style:name="pr16" style:family="presentation" style:parent-style-name="lyt-organic-title" style:list-style-name="L4">
      <style:graphic-properties draw:fill-color="#ffffff" draw:auto-grow-height="true" fo:min-height="3.506cm"/>
    </style:style>
    <style:style style:name="pr17" style:family="presentation" style:parent-style-name="lyt-organic-title" style:list-style-name="L4">
      <style:graphic-properties draw:fill-color="#ffffff" draw:auto-grow-height="true" fo:min-height="3.506cm"/>
    </style:style>
    <style:style style:name="pr18" style:family="presentation" style:parent-style-name="lyt-organic-title" style:list-style-name="L4">
      <style:graphic-properties draw:fill-color="#ffffff" draw:auto-grow-height="true" fo:min-height="3.506cm"/>
    </style:style>
    <style:style style:name="pr19" style:family="presentation" style:parent-style-name="lyt-organic-title" style:list-style-name="L4">
      <style:graphic-properties draw:fill-color="#ffffff" draw:auto-grow-height="true" fo:min-height="3.506cm"/>
    </style:style>
    <style:style style:name="pr20" style:family="presentation" style:parent-style-name="lyt-organic-title" style:list-style-name="L4">
      <style:graphic-properties draw:fill-color="#ffffff" draw:auto-grow-height="true" fo:min-height="3.506cm"/>
    </style:style>
    <style:style style:name="pr21" style:family="presentation" style:parent-style-name="lyt-organic-title" style:list-style-name="L4">
      <style:graphic-properties draw:fill-color="#ffffff" draw:auto-grow-height="true" fo:min-height="3.506cm"/>
    </style:style>
    <style:style style:name="pr22" style:family="presentation" style:parent-style-name="lyt-organic-title" style:list-style-name="L4">
      <style:graphic-properties draw:fill-color="#ffffff" draw:auto-grow-height="true" fo:min-height="3.506cm"/>
    </style:style>
    <style:style style:name="pr23" style:family="presentation" style:parent-style-name="lyt-organic-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1.4cm" fo:margin-right="0cm" fo:text-indent="-1.2cm"/>
      <style:text-properties fo:hyphenate="true"/>
    </style:style>
    <style:style style:name="P4" style:family="paragraph">
      <style:paragraph-properties fo:margin-left="0cm" fo:margin-right="0cm" fo:text-indent="0cm"/>
      <style:text-properties fo:hyphenate="true"/>
    </style:style>
    <style:style style:name="P5" style:family="paragraph">
      <style:text-properties fo:font-size="24pt"/>
    </style:style>
    <style:style style:name="T1" style:family="text">
      <style:text-properties fo:font-size="24pt"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office:forms form:automatic-focus="false" form:apply-design-mode="false"/>
        <draw:frame presentation:style-name="pr1" draw:text-style-name="P1" draw:layer="layout" svg:width="24cm" svg:height="3.506cm" svg:x="2cm" svg:y="1.537cm" presentation:class="title" presentation:user-transformed="true">
          <draw:text-box>
            <text:p>ソフトウェア開発のこれまでとこれから</text:p>
          </draw:text-box>
        </draw:frame>
        <draw:frame presentation:style-name="pr2" draw:text-style-name="P2" draw:layer="layout" svg:width="23.548cm" svg:height="13.231cm" svg:x="3.023cm" svg:y="6.178cm" presentation:class="subtitle" presentation:user-transformed="true">
          <draw:text-box draw:corner-radius="10.956cm">
            <text:p>2013.04.13 Hybitz</text:p>
            <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organic" presentation:presentation-page-layout-name="AL2T1" xml:id="id2" draw:id="id2">
        <office:forms form:automatic-focus="false" form:apply-design-mode="false"/>
        <draw:frame presentation:style-name="pr4" draw:text-style-name="P1" draw:layer="layout" svg:width="24cm" svg:height="3.506cm" svg:x="2cm" svg:y="1.537cm" presentation:class="title">
          <draw:text-box draw:corner-radius="0.024cm">
            <text:p text:style-name="P1">アジェンダ</text:p>
          </draw:text-box>
        </draw:frame>
        <draw:frame presentation:style-name="pr5" draw:text-style-name="P3" draw:layer="layout" svg:width="23.548cm" svg:height="13.231cm" svg:x="3.023cm" svg:y="6.178cm" presentation:class="outline" presentation:placeholder="true" presentation:user-transformed="true">
          <draw:text-box draw:corner-radius="0.024cm"/>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xml:id="id3" draw:id="id3">
        <office:forms form:automatic-focus="false" form:apply-design-mode="false"/>
        <draw:frame presentation:style-name="pr6" draw:text-style-name="P1" draw:layer="layout" svg:width="24cm" svg:height="3.506cm" svg:x="2cm" svg:y="1.537cm" presentation:class="title">
          <draw:text-box draw:corner-radius="0.024cm">
            <text:p text:style-name="P1">これまでの開発プロセス</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要件定義</text:p>
              </text:list-item>
              <text:list-item>
                <text:p text:style-name="P4">工数見積</text:p>
              </text:list-item>
              <text:list-item>
                <text:p text:style-name="P4">設計</text:p>
              </text:list-item>
              <text:list-item>
                <text:p text:style-name="P4">実装</text:p>
              </text:list-item>
              <text:list-item>
                <text:p text:style-name="P4">テスト</text:p>
              </text:list-item>
              <text:list-item>
                <text:p text:style-name="P4">納品</text:p>
              </text:list-item>
            </text:list>
          </draw:text-box>
        </draw:frame>
        <anim:par presentation:node-type="timing-root">
          <anim:par smil:begin="id3.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xml:id="id4" draw:id="id4">
        <office:forms form:automatic-focus="false" form:apply-design-mode="false"/>
        <draw:frame presentation:style-name="pr7" draw:text-style-name="P1" draw:layer="layout" svg:width="24cm" svg:height="3.506cm" svg:x="2cm" svg:y="1.537cm" presentation:class="title">
          <draw:text-box draw:corner-radius="0.032cm">
            <text:p text:style-name="P1">これまでの要件定義</text:p>
          </draw:text-box>
        </draw:frame>
        <draw:frame presentation:style-name="pr5" draw:text-style-name="P3" draw:layer="layout" svg:width="23.548cm" svg:height="13.231cm" svg:x="3.023cm" svg:y="6.178cm" presentation:class="outline" presentation:user-transformed="true">
          <draw:text-box draw:corner-radius="0.032cm">
            <text:list text:style-name="L3">
              <text:list-item>
                <text:p text:style-name="P4">ユーザ自身が、何を必要としているかあやふや<text:line-break/>・技術的なことが分からないのでベンダのいいなり<text:line-break/>・ソフトウェアの完成イメージを美化して想像<text:line-break/>・カットオーバー直前で思っていたのと違うと判明</text:p>
                <text:p text:style-name="P4"/>
                <text:p text:style-name="P4"/>
              </text:list-item>
            </text:list>
          </draw:text-box>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The Present Situation" draw:style-name="dp1" draw:master-page-name="lyt-organic" presentation:presentation-page-layout-name="AL2T1" xml:id="id5" draw:id="id5">
        <office:forms form:automatic-focus="false" form:apply-design-mode="false"/>
        <draw:frame presentation:style-name="pr8" draw:layer="layout" svg:width="24cm" svg:height="3.506cm" svg:x="2cm" svg:y="1.537cm" presentation:class="title" presentation:user-transformed="true">
          <draw:text-box>
            <text:p>これまでの工数見積</text:p>
          </draw:text-box>
        </draw:frame>
        <draw:frame presentation:style-name="pr5" draw:text-style-name="P3" draw:layer="layout" svg:width="23.548cm" svg:height="13.231cm" svg:x="3.024cm" svg:y="6.178cm" presentation:class="outline" presentation:user-transformed="true">
          <draw:text-box draw:corner-radius="0.032cm">
            <text:list text:style-name="L3">
              <text:list-item>
                <text:p text:style-name="P4"><text:span text:style-name="T1">FP</text:span>数やステップ数など数学で見積＋経験による係数<text:line-break/>・実際の生産性を反映できない</text:p>
              </text:list-item>
              <text:list-item>
                <text:p text:style-name="P4">正確に見積もるためにじゃっかん設計に着手<text:line-break/>・失注したら見積もる工数分が損失</text:p>
                <text:p text:style-name="P4"/>
              </text:list-item>
            </text:list>
          </draw:text-box>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xml:id="id6" draw:id="id6">
        <office:forms form:automatic-focus="false" form:apply-design-mode="false"/>
        <draw:frame presentation:style-name="pr8" draw:layer="layout" svg:width="24cm" svg:height="3.506cm" svg:x="2cm" svg:y="1.537cm" presentation:class="title" presentation:user-transformed="true">
          <draw:text-box>
            <text:p>これまでの設計</text:p>
          </draw:text-box>
        </draw:frame>
        <draw:frame presentation:style-name="pr5" draw:text-style-name="P3" draw:layer="layout" svg:width="23.548cm" svg:height="13.231cm" svg:x="3.024cm" svg:y="6.178cm" presentation:class="outline" presentation:user-transformed="true">
          <draw:text-box draw:corner-radius="0.032cm">
            <text:list text:style-name="L3">
              <text:list-item>
                <text:p>机上で論理を構築<text:line-break/>・延々あーでもないこーでもないの繰り返し<text:line-break/>・業務知識・スキルがないと誤解・論理破綻をまねく<text:line-break/>・設計書の見栄えが気になってしょっちゅう微調整</text:p>
                <text:p text:style-name="P4"/>
              </text:list-item>
            </text:list>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otential Alternatives" draw:style-name="dp1" draw:master-page-name="lyt-organic" presentation:presentation-page-layout-name="AL2T1" xml:id="id7" draw:id="id7">
        <office:forms form:automatic-focus="false" form:apply-design-mode="false"/>
        <draw:frame presentation:style-name="pr9" draw:text-style-name="P1" draw:layer="layout" svg:width="24cm" svg:height="3.506cm" svg:x="2cm" svg:y="1.537cm" presentation:class="title">
          <draw:text-box draw:corner-radius="0.024cm">
            <text:p text:style-name="P1">これまでの実装</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設計の完了が遅れて開発に入れない<text:line-break/>・見切り発車で設計できている箇所から着手<text:line-break/>　→設計変更による手戻り<text:line-break/>・全体を見極めたアーキテクチャの構築に失敗</text:p>
                <text:p text:style-name="P4"/>
              </text:list-item>
            </text:list>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organic" presentation:presentation-page-layout-name="AL2T1" xml:id="id8" draw:id="id8">
        <office:forms form:automatic-focus="false" form:apply-design-mode="false"/>
        <draw:frame presentation:style-name="pr10" draw:text-style-name="P1" draw:layer="layout" svg:width="24cm" svg:height="3.506cm" svg:x="2cm" svg:y="1.537cm" presentation:class="title">
          <draw:text-box>
            <text:p text:style-name="P1">これまでのテスト</text:p>
          </draw:text-box>
        </draw:frame>
        <draw:frame presentation:style-name="pr5" draw:text-style-name="P3" draw:layer="layout" svg:width="23.548cm" svg:height="13.231cm" svg:x="3.023cm" svg:y="6.178cm" presentation:class="outline" presentation:user-transformed="true">
          <draw:text-box>
            <text:list text:style-name="L3">
              <text:list-item>
                <text:p text:style-name="P4">設計・開発の遅れによる工数の削減<text:line-break/>・テスト仕様書のレビューを怠る<text:line-break/>　→やってるテストの網羅性・信頼性が欠ける<text:line-break/>・主要な部分のテストに重点を置く<text:line-break/>・マスタメンテやバッチなどのバックエンドを軽視<text:line-break/>　→　本番稼働後にマスタ不整合が発覚しデータ復旧</text:p>
                <text:p text:style-name="P4"/>
              </text:list-item>
            </text:list>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xml:id="id9" draw:id="id9">
        <office:forms form:automatic-focus="false" form:apply-design-mode="false"/>
        <draw:frame presentation:style-name="pr11" draw:text-style-name="P1" draw:layer="layout" svg:width="24cm" svg:height="3.506cm" svg:x="2cm" svg:y="1.537cm" presentation:class="title">
          <draw:text-box>
            <text:p text:style-name="P1">これまでの納品</text:p>
          </draw:text-box>
        </draw:frame>
        <draw:frame presentation:style-name="pr5" draw:text-style-name="P3" draw:layer="layout" svg:width="23.548cm" svg:height="13.231cm" svg:x="3.023cm" svg:y="6.178cm" presentation:class="outline" presentation:user-transformed="true">
          <draw:text-box>
            <text:list text:style-name="L3">
              <text:list-item>
                <text:p text:style-name="P4">ユーザが初めて目にしたソフトウェアが想像と全然違う<text:line-break/>・必死で改修<text:line-break/>　→デスマーチ突入<text:line-break/>・気がついたら設計書が現状にそぐわない<text:line-break/>　→直す暇がないので放置もしくはうすっぺらく修正<text:line-break/>　→保守の段階で何が正しいのかわからず機能的デグレ</text:p>
              </text:list-item>
              <text:list-item>
                <text:p text:style-name="P4">とにかく検収が欲しい<text:line-break/>・ユーザが気がつきにくい部分はほりぼて感満載<text:line-break/>　→　保守＆瑕疵対応で吸収</text:p>
                <text:p text:style-name="P4"/>
              </text:list-item>
            </text:list>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xml:id="id10" draw:id="id10">
        <office:forms form:automatic-focus="false" form:apply-design-mode="false"/>
        <draw:frame presentation:style-name="pr12" draw:text-style-name="P1" draw:layer="layout" svg:width="24cm" svg:height="3.506cm" svg:x="2cm" svg:y="1.537cm" presentation:class="title">
          <draw:text-box draw:corner-radius="0.024cm">
            <text:p text:style-name="P1">これまでの開発プロセスのおさらい</text:p>
          </draw:text-box>
        </draw:frame>
        <draw:frame presentation:style-name="pr5" draw:text-style-name="P3" draw:layer="layout" svg:width="23.548cm" svg:height="13.231cm" svg:x="3cm" svg:y="6.369cm" presentation:class="outline" presentation:user-transformed="true">
          <draw:text-box draw:corner-radius="0.024cm">
            <text:list text:style-name="L3">
              <text:list-item>
                <text:p text:style-name="P4">上流工程の課題が下流工程に皺寄せとなる<text:line-break/>・工数の食いつぶし<text:line-break/>・とりあえず○○とあいまいに設計<text:line-break/>・誤解をまねく表現で書かれた仕様で混乱<text:line-break/>　（逆に瑕疵を回避する手段に利用している？）</text:p>
              </text:list-item>
              <text:list-item>
                <text:p text:style-name="P4">上流工程がぐだぐだな時のよくある傾向<text:line-break/>・プログラム知らない人がいる<text:line-break/>・そもそも詰将棋みたいに設計を見通すなんて無理？<text:line-break/>・下流工程の頃にはおさらばする<text:line-break/>　→無責任になる</text:p>
              </text:list-item>
            </text:list>
          </draw:text-box>
        </draw:frame>
        <anim:par presentation:node-type="timing-root">
          <anim:par smil:begin="id1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xml:id="id11" draw:id="id11">
        <office:forms form:automatic-focus="false" form:apply-design-mode="false"/>
        <draw:frame presentation:style-name="pr13" draw:text-style-name="P1" draw:layer="layout" svg:width="24cm" svg:height="3.506cm" svg:x="2cm" svg:y="1.537cm" presentation:class="title">
          <draw:text-box draw:corner-radius="0.024cm">
            <text:p text:style-name="P1">これからどうしていくか？</text:p>
          </draw:text-box>
        </draw:frame>
        <draw:frame presentation:style-name="pr5" draw:text-style-name="P3" draw:layer="layout" svg:width="23.548cm" svg:height="13.231cm" svg:x="3cm" svg:y="6.469cm" presentation:class="outline" presentation:user-transformed="true">
          <draw:text-box draw:corner-radius="0.024cm">
            <text:list text:style-name="L3">
              <text:list-item>
                <text:p text:style-name="P4">工数を適切に消費する</text:p>
              </text:list-item>
              <text:list-item>
                <text:p text:style-name="P4">誤解をまねかないように仕様を書く</text:p>
              </text:list-item>
              <text:list-item>
                <text:p text:style-name="P4">プログラムを知らない人が設計しない</text:p>
              </text:list-item>
              <text:list-item>
                <text:p text:style-name="P4">最初からすべてを設計してしまわない</text:p>
              </text:list-item>
              <text:list-item>
                <text:p text:style-name="P4">責任を持つ<text:line-break/></text:p>
              </text:list-item>
            </text:list>
          </draw:text-box>
        </draw:frame>
        <anim:par presentation:node-type="timing-root">
          <anim:par smil:begin="id1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xml:id="id12" draw:id="id12">
        <office:forms form:automatic-focus="false" form:apply-design-mode="false"/>
        <draw:frame presentation:style-name="pr14" draw:text-style-name="P1" draw:layer="layout" svg:width="24cm" svg:height="3.506cm" svg:x="2cm" svg:y="1.537cm" presentation:class="title">
          <draw:text-box draw:corner-radius="0.024cm">
            <text:p text:style-name="P1">これからの開発プロセス</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要件定義</text:p>
              </text:list-item>
              <text:list-item>
                <text:p text:style-name="P4">テスト</text:p>
              </text:list-item>
              <text:list-item>
                <text:p text:style-name="P4">実装</text:p>
              </text:list-item>
              <text:list-item>
                <text:p text:style-name="P4">設計</text:p>
              </text:list-item>
              <text:list-item>
                <text:p text:style-name="P4">納品</text:p>
              </text:list-item>
              <text:list-item>
                <text:p text:style-name="P4">工数見積</text:p>
                <text:p text:style-name="P4"/>
              </text:list-item>
            </text:list>
          </draw:text-box>
        </draw:frame>
        <anim:par presentation:node-type="timing-root">
          <anim:par smil:begin="id1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xml:id="id13" draw:id="id13">
        <office:forms form:automatic-focus="false" form:apply-design-mode="false"/>
        <draw:frame presentation:style-name="pr15" draw:text-style-name="P1" draw:layer="layout" svg:width="24cm" svg:height="3.506cm" svg:x="2cm" svg:y="1.537cm" presentation:class="title">
          <draw:text-box draw:corner-radius="0.024cm">
            <text:p text:style-name="P1">これからの要件定義</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すべての要件を洗い出すのではなく最低限の要件のみ<text:line-break/>・進む方向が正しいかの確認も含めて期間を決めて開発</text:p>
                <text:p text:style-name="P4"/>
              </text:list-item>
            </text:list>
          </draw:text-box>
        </draw:frame>
        <anim:par presentation:node-type="timing-root">
          <anim:par smil:begin="id1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xml:id="id14" draw:id="id14">
        <office:forms form:automatic-focus="false" form:apply-design-mode="false"/>
        <draw:frame presentation:style-name="pr16" draw:text-style-name="P1" draw:layer="layout" svg:width="24cm" svg:height="3.506cm" svg:x="2cm" svg:y="1.537cm" presentation:class="title">
          <draw:text-box draw:corner-radius="0.024cm">
            <text:p text:style-name="P1">これからのテスト</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とにかくテストケースを書く</text:p>
              </text:list-item>
              <text:list-item>
                <text:p text:style-name="P4">自動テストをフル活用</text:p>
              </text:list-item>
              <text:list-item>
                <text:p text:style-name="P4">人はユーザビリティテスト・探索テストなど<text:line-break/>経験や直感を必要とするテストを重視</text:p>
              </text:list-item>
            </text:list>
          </draw:text-box>
        </draw:frame>
        <anim:par presentation:node-type="timing-root">
          <anim:par smil:begin="id1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xml:id="id15" draw:id="id15">
        <office:forms form:automatic-focus="false" form:apply-design-mode="false"/>
        <draw:frame presentation:style-name="pr17" draw:text-style-name="P1" draw:layer="layout" svg:width="24cm" svg:height="3.506cm" svg:x="2cm" svg:y="1.537cm" presentation:class="title">
          <draw:text-box draw:corner-radius="0.024cm">
            <text:p text:style-name="P1">これからの実装</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テストを作成しているので既に開発対象を理解している</text:p>
              </text:list-item>
              <text:list-item>
                <text:p text:style-name="P4">限られた期間内で区切りよくできるところまで実装<text:line-break/>・その期間でできない部分を無理に着手しない<text:line-break/>・時間と品質を重視</text:p>
              </text:list-item>
            </text:list>
          </draw:text-box>
        </draw:frame>
        <anim:par presentation:node-type="timing-root">
          <anim:par smil:begin="id1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xml:id="id16" draw:id="id16">
        <office:forms form:automatic-focus="false" form:apply-design-mode="false"/>
        <draw:frame presentation:style-name="pr18" draw:text-style-name="P1" draw:layer="layout" svg:width="24cm" svg:height="3.506cm" svg:x="2cm" svg:y="1.537cm" presentation:class="title">
          <draw:text-box draw:corner-radius="0.024cm">
            <text:p text:style-name="P1">これからの設計</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テスト＆実装を既に終えている<text:line-break/>・あるべき設計の姿を思い描くのが容易</text:p>
              </text:list-item>
              <text:list-item>
                <text:p>信頼できるだけのテストケースのカバレッジがある<text:line-break/>・あるべき姿になるようにリファクタリングする</text:p>
              </text:list-item>
            </text:list>
          </draw:text-box>
        </draw:frame>
        <anim:par presentation:node-type="timing-root">
          <anim:par smil:begin="id1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xml:id="id17" draw:id="id17">
        <office:forms form:automatic-focus="false" form:apply-design-mode="false"/>
        <draw:frame presentation:style-name="pr19" draw:text-style-name="P1" draw:layer="layout" svg:width="24cm" svg:height="3.506cm" svg:x="2cm" svg:y="1.537cm" presentation:class="title">
          <draw:text-box draw:corner-radius="0.024cm">
            <text:p text:style-name="P1">これからの納品</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テストは済んでいる<text:line-break/>・完成できている部分までならいつでも納品可能</text:p>
              </text:list-item>
              <text:list-item>
                <text:p text:style-name="P4">さっさとユーザに見せてフィードバックをもらう</text:p>
              </text:list-item>
            </text:list>
          </draw:text-box>
        </draw:frame>
        <anim:par presentation:node-type="timing-root">
          <anim:par smil:begin="id1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xml:id="id18" draw:id="id18">
        <office:forms form:automatic-focus="false" form:apply-design-mode="false"/>
        <draw:frame presentation:style-name="pr20" draw:text-style-name="P1" draw:layer="layout" svg:width="24cm" svg:height="3.506cm" svg:x="2cm" svg:y="1.537cm" presentation:class="title">
          <draw:text-box draw:corner-radius="0.024cm">
            <text:p text:style-name="P1">これからの工数見積</text:p>
          </draw:text-box>
        </draw:frame>
        <draw:frame presentation:style-name="pr5" draw:text-style-name="P3" draw:layer="layout" svg:width="23.548cm" svg:height="13.231cm" svg:x="3.023cm" svg:y="6.178cm" presentation:class="outline" presentation:user-transformed="true">
          <draw:text-box draw:corner-radius="0.024cm">
            <text:list text:style-name="L3">
              <text:list-item>
                <text:p text:style-name="P4">一定の期間をイテレーションして開発<text:line-break/>・１つのイテレーションでの生産性がわかる<text:line-break/>・次のイテレーションの生産性を経験から予測可能<text:line-break/>・残っている要件と正確な生産性から計算</text:p>
                <text:p text:style-name="P4"/>
              </text:list-item>
            </text:list>
          </draw:text-box>
        </draw:frame>
        <anim:par presentation:node-type="timing-root">
          <anim:par smil:begin="id1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xml:id="id19" draw:id="id19">
        <office:forms form:automatic-focus="false" form:apply-design-mode="false"/>
        <draw:frame presentation:style-name="pr21" draw:text-style-name="P1" draw:layer="layout" svg:width="24cm" svg:height="3.506cm" svg:x="2cm" svg:y="1.537cm" presentation:class="title">
          <draw:text-box draw:corner-radius="0.024cm">
            <text:p text:style-name="P1">これからホントにいけそうか？</text:p>
          </draw:text-box>
        </draw:frame>
        <draw:frame presentation:style-name="pr5" draw:text-style-name="P3" draw:layer="layout" svg:width="23.548cm" svg:height="13.805cm" svg:x="3cm" svg:y="6.469cm" presentation:class="outline" presentation:user-transformed="true">
          <draw:text-box draw:corner-radius="0.024cm">
            <text:list text:style-name="L3">
              <text:list-item>
                <text:p text:style-name="P4">工数を適切に消費する<text:line-break/>実際に動く物を作りながら設計するので工数使って物は<text:line-break/>無しという状況にはならない</text:p>
              </text:list-item>
              <text:list-item>
                <text:p text:style-name="P4">誤解をまねかないように仕様を書く<text:line-break/>自動テストはコンピュータが実行するので最初から０<text:span text:style-name="T1">or</text:span>１の世界に近い</text:p>
              </text:list-item>
              <text:list-item>
                <text:p text:style-name="P4">プログラムを知らない人が設計しない<text:line-break/>自動テストから書くのでプログラムを書くことになる</text:p>
              </text:list-item>
              <text:list-item>
                <text:p text:style-name="P4">最初からすべてを設計してしまわない<text:line-break/>明確なミニマム要件から開発するのであいまいさが無い</text:p>
              </text:list-item>
              <text:list-item>
                <text:p text:style-name="P4">責任を持つ<text:line-break/>同じ人がテストも開発もこなすのでやり逃げできない</text:p>
                <text:p text:style-name="P4"><text:line-break/></text:p>
              </text:list-item>
            </text:list>
          </draw:text-box>
        </draw:frame>
        <anim:par presentation:node-type="timing-root">
          <anim:par smil:begin="id1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xml:id="id20" draw:id="id20">
        <office:forms form:automatic-focus="false" form:apply-design-mode="false"/>
        <draw:frame presentation:style-name="pr22" draw:text-style-name="P1" draw:layer="layout" svg:width="24cm" svg:height="3.506cm" svg:x="2cm" svg:y="1.537cm" presentation:class="title">
          <draw:text-box draw:corner-radius="0.024cm">
            <text:p text:style-name="P1">これから具体的にはどうやっていく？</text:p>
          </draw:text-box>
        </draw:frame>
        <draw:frame presentation:style-name="pr5" draw:text-style-name="P3" draw:layer="layout" svg:width="23.548cm" svg:height="13.231cm" svg:x="3cm" svg:y="6.469cm" presentation:class="outline" presentation:user-transformed="true">
          <draw:text-box draw:corner-radius="0.024cm">
            <text:list text:style-name="L3">
              <text:list-item>
                <text:p text:style-name="P4">ソフトウェア開発により適した方法論を採用する<text:line-break/>可能な範囲でウォーターフォールからアジャイルへ</text:p>
              </text:list-item>
              <text:list-item>
                <text:p text:style-name="P4">適切なツールを選ぶ</text:p>
              </text:list-item>
            </text:list>
          </draw:text-box>
        </draw:frame>
        <anim:par presentation:node-type="timing-root">
          <anim:par smil:begin="id2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xml:id="id21" draw:id="id21">
        <office:forms form:automatic-focus="false" form:apply-design-mode="false"/>
        <draw:frame presentation:style-name="pr23" draw:text-style-name="P1" draw:layer="layout" svg:width="24cm" svg:height="3.506cm" svg:x="2cm" svg:y="1.537cm" presentation:class="title">
          <draw:text-box draw:corner-radius="0.024cm">
            <text:p text:style-name="P1">例えば、こんな感じ</text:p>
          </draw:text-box>
        </draw:frame>
        <draw:frame presentation:style-name="pr5" draw:text-style-name="P3" draw:layer="layout" svg:width="23.548cm" svg:height="15.567cm" svg:x="2.8cm" svg:y="4.433cm" presentation:class="outline" presentation:user-transformed="true">
          <draw:text-box draw:corner-radius="0.024cm">
            <text:list text:style-name="L3">
              <text:list-item>
                <text:p text:style-name="P4">スクラム開発<text:line-break/>　→開発を一定期間のサイクルで行う</text:p>
              </text:list-item>
              <text:list-item>
                <text:p text:style-name="P4"><text:span text:style-name="T1">Redmine</text:span><text:span text:style-name="T1"><text:line-break/></text:span><text:span text:style-name="T1">・バックログプラグイン</text:span><text:span text:style-name="T1"><text:line-break/></text:span><text:span text:style-name="T1">　→スクラム開発を支援</text:span></text:p>
              </text:list-item>
              <text:list-item>
                <text:p text:style-name="P4"><text:span text:style-name="T1">Git</text:span><text:span text:style-name="T1"><text:line-break/></text:span><text:span text:style-name="T1">・ブランチの扱いが用意</text:span></text:p>
              </text:list-item>
              <text:list-item>
                <text:p text:style-name="P4"><text:span text:style-name="T1">Cucumber</text:span><text:span text:style-name="T1"><text:line-break/></text:span><text:span text:style-name="T1">・テストすることが仕様書を作成することに</text:span></text:p>
              </text:list-item>
              <text:list-item>
                <text:p text:style-name="P4"><text:span text:style-name="T1">RubyOnRails</text:span><text:span text:style-name="T1"><text:line-break/></text:span><text:span text:style-name="T1">・コーディング量が少なく、自然言語（英語）に近い</text:span><text:span text:style-name="T1"><text:line-break/></text:span><text:span text:style-name="T1">　→仕様書なくてもコードを見ればわかる範囲が増える</text:span><text:span text:style-name="T1"><text:line-break/></text:span><text:span text:style-name="T1">　→</text:span><text:span text:style-name="T1">DSL</text:span><text:span text:style-name="T1">をうまく使えばコードなんだけど仕様書のよう</text:span></text:p>
              </text:list-item>
              <text:list-item>
                <text:p text:style-name="P4"><text:span text:style-name="T1">Jenkins</text:span><text:span text:style-name="T1"><text:line-break/></text:span><text:span text:style-name="T1">・ソースに変更が入れば自動テストを実行</text:span><text:span text:style-name="T1"><text:line-break/></text:span><text:span text:style-name="T1">　→レグレッションをすばやく検知</text:span></text:p>
              </text:list-item>
            </text:list>
          </draw:text-box>
        </draw:frame>
        <anim:par presentation:node-type="timing-root">
          <anim:par smil:begin="id2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VL Pゴシック'"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solid" draw:fill-color="#333366"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organic-outline3" style:family="presentation" style:parent-style-name="lyt-organic-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4" style:family="presentation" style:parent-style-name="lyt-organic-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organic-outline5" style:family="presentation" style:parent-style-name="lyt-organic-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6" style:family="presentation" style:parent-style-name="lyt-organic-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7" style:family="presentation" style:parent-style-name="lyt-organic-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8" style:family="presentation" style:parent-style-name="lyt-organic-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9" style:family="presentation" style:parent-style-name="lyt-organic-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Recommendation of a Strategy</dc:title>
    <dc:description>Introducing developments and alternatives, recommending one or more strategies</dc:description>
    <meta:creation-date>2013-03-29T23:41:34</meta:creation-date>
    <dc:language>en-US</dc:language>
    <meta:editing-cycles>110</meta:editing-cycles>
    <meta:editing-duration>PT6H55M33S</meta:editing-duration>
    <meta:initial-creator>ichy </meta:initial-creator>
    <dc:date>2013-04-13T13:57:45</dc:date>
    <dc:creator>ichy </dc:creator>
    <meta:document-statistic meta:object-count="104"/>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meta:date="2004-05-19T11:13:15"/>
  </office:meta>
</office:document-meta>
</file>